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496cm" table:align="left"/>
    </style:style>
    <style:style style:name="Table1.A" style:family="table-column">
      <style:table-column-properties style:column-width="15.496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8.207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8.094cm" fo:margin-left="0cm" table:align="left"/>
    </style:style>
    <style:style style:name="Table5.A" style:family="table-column">
      <style:table-column-properties style:column-width="18.094cm"/>
    </style:style>
    <style:style style:name="Table5.A1" style:family="table-cell">
      <style:table-cell-properties style:vertical-align="middle" fo:padding="0.097cm" fo:border="0.05pt solid #000000"/>
    </style:style>
    <style:style style:name="Table6" style:family="table">
      <style:table-properties style:width="16.307cm" fo:margin-left="0.788cm" table:align="left"/>
    </style:style>
    <style:style style:name="Table6.A" style:family="table-column">
      <style:table-column-properties style:column-width="16.307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307cm" fo:margin-left="0.843cm" table:align="left"/>
    </style:style>
    <style:style style:name="Table7.A" style:family="table-column">
      <style:table-column-properties style:column-width="16.307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307cm" fo:margin-left="0.951cm" table:align="left"/>
    </style:style>
    <style:style style:name="Table8.A" style:family="table-column">
      <style:table-column-properties style:column-width="16.307cm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font-name="Comic Sans MS" fo:font-size="12pt" fo:letter-spacing="normal" fo:font-style="normal" fo:font-weight="normal" officeooo:paragraph-rsid="0008e60b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font-name="Comic Sans MS" fo:font-size="12pt" fo:letter-spacing="normal" fo:font-style="normal" fo:font-weight="normal" officeooo:paragraph-rsid="00091fea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font-name="Comic Sans MS" fo:font-size="11pt" fo:letter-spacing="normal" fo:font-style="normal" fo:font-weight="normal" officeooo:paragraph-rsid="0008e60b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font-name="Comic Sans MS" fo:font-size="11pt" fo:letter-spacing="normal" fo:font-style="normal" fo:font-weight="normal" officeooo:rsid="0008e60b" officeooo:paragraph-rsid="00091fea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00" style:font-name="Comic Sans MS" fo:font-size="11pt" fo:letter-spacing="normal" fo:font-style="normal" fo:font-weight="normal" officeooo:paragraph-rsid="0008e60b" fo:background-color="#eeeeee" style:font-size-asian="11pt" style:font-size-complex="11pt"/>
    </style:style>
    <style:style style:name="P6" style:family="paragraph" style:parent-style-name="Standard">
      <style:text-properties officeooo:rsid="0002f615" officeooo:paragraph-rsid="0002f615"/>
    </style:style>
    <style:style style:name="P7" style:family="paragraph" style:parent-style-name="Standard">
      <style:text-properties style:font-name="Comic Sans MS" fo:font-size="11pt" officeooo:rsid="0002f615" officeooo:paragraph-rsid="0002f615" style:font-size-asian="11pt" style:font-size-complex="11pt"/>
    </style:style>
    <style:style style:name="P8" style:family="paragraph" style:parent-style-name="Standard">
      <style:text-properties style:font-name="Comic Sans MS" fo:font-size="11pt" officeooo:paragraph-rsid="0002f615" style:font-size-asian="11pt" style:font-size-complex="11pt"/>
    </style:style>
    <style:style style:name="P9" style:family="paragraph" style:parent-style-name="Standard">
      <style:text-properties style:font-name="Comic Sans MS" fo:font-size="11pt" officeooo:paragraph-rsid="00041092" style:font-size-asian="11pt" style:font-size-complex="11pt"/>
    </style:style>
    <style:style style:name="P10" style:family="paragraph" style:parent-style-name="Standard">
      <style:text-properties style:font-name="Comic Sans MS" fo:font-size="11pt" officeooo:rsid="00041092" officeooo:paragraph-rsid="00041092" style:font-size-asian="11pt" style:font-size-complex="11pt"/>
    </style:style>
    <style:style style:name="P11" style:family="paragraph" style:parent-style-name="Standard">
      <style:text-properties style:font-name="Comic Sans MS" fo:font-size="11pt" officeooo:rsid="00042045" officeooo:paragraph-rsid="0004c858" style:font-size-asian="11pt" style:font-size-complex="11pt"/>
    </style:style>
    <style:style style:name="P12" style:family="paragraph" style:parent-style-name="Standard">
      <style:text-properties style:font-name="Comic Sans MS" fo:font-size="11pt" officeooo:paragraph-rsid="00042045" style:font-size-asian="11pt" style:font-size-complex="11pt"/>
    </style:style>
    <style:style style:name="P13" style:family="paragraph" style:parent-style-name="Standard">
      <style:text-properties style:font-name="Comic Sans MS" fo:font-size="11pt" officeooo:rsid="0004c858" officeooo:paragraph-rsid="0004c858" style:font-size-asian="11pt" style:font-size-complex="11pt"/>
    </style:style>
    <style:style style:name="P14" style:family="paragraph" style:parent-style-name="Standard">
      <style:text-properties style:font-name="Comic Sans MS" fo:font-size="11pt" officeooo:paragraph-rsid="000836dd" style:font-size-asian="11pt" style:font-size-complex="11pt"/>
    </style:style>
    <style:style style:name="P15" style:family="paragraph" style:parent-style-name="Standard">
      <style:text-properties style:font-name="Comic Sans MS" fo:font-size="11pt" officeooo:rsid="000a4029" officeooo:paragraph-rsid="000a4029" style:font-size-asian="11pt" style:font-size-complex="11pt"/>
    </style:style>
    <style:style style:name="P16" style:family="paragraph" style:parent-style-name="Standard">
      <style:paragraph-properties fo:line-height="100%"/>
      <style:text-properties style:font-name="Comic Sans MS" fo:font-size="11pt" officeooo:rsid="00137121" officeooo:paragraph-rsid="001b958a" style:font-size-asian="11pt" style:font-size-complex="11pt"/>
    </style:style>
    <style:style style:name="P17" style:family="paragraph" style:parent-style-name="Standard">
      <style:text-properties style:font-name="Comic Sans MS" fo:font-size="11pt" officeooo:rsid="00137121" officeooo:paragraph-rsid="001b958a" style:font-size-asian="11pt" style:font-size-complex="11pt"/>
    </style:style>
    <style:style style:name="P18" style:family="paragraph" style:parent-style-name="Standard">
      <style:text-properties style:font-name="Comic Sans MS" fo:font-size="11pt" officeooo:rsid="001510b3" officeooo:paragraph-rsid="001b958a" style:font-size-asian="11pt" style:font-size-complex="11pt"/>
    </style:style>
    <style:style style:name="P19" style:family="paragraph" style:parent-style-name="Standard">
      <style:text-properties style:font-name="Comic Sans MS" fo:font-size="11pt" officeooo:rsid="00216f04" officeooo:paragraph-rsid="00216f04" style:font-size-asian="11pt" style:font-size-complex="11pt"/>
    </style:style>
    <style:style style:name="P20" style:family="paragraph" style:parent-style-name="Standard">
      <style:text-properties style:font-name="Comic Sans MS" fo:font-size="11pt" style:text-underline-style="solid" style:text-underline-width="auto" style:text-underline-color="font-color" officeooo:rsid="0004c858" officeooo:paragraph-rsid="0004c858" style:font-size-asian="11pt" style:font-size-complex="11pt"/>
    </style:style>
    <style:style style:name="P21" style:family="paragraph" style:parent-style-name="Standard">
      <style:text-properties style:font-name="Comic Sans MS" fo:font-size="11pt" style:text-underline-style="solid" style:text-underline-width="auto" style:text-underline-color="font-color" officeooo:rsid="000a4029" officeooo:paragraph-rsid="000a4029" style:font-size-asian="11pt" style:font-size-complex="11pt"/>
    </style:style>
    <style:style style:name="P22" style:family="paragraph" style:parent-style-name="Standard">
      <style:text-properties style:font-name="Comic Sans MS" fo:font-size="11pt" style:text-underline-style="solid" style:text-underline-width="auto" style:text-underline-color="font-color" fo:font-weight="bold" officeooo:rsid="00041092" officeooo:paragraph-rsid="00041092" fo:background-color="#ffffff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Comic Sans MS" fo:font-size="11pt" style:text-underline-style="solid" style:text-underline-width="auto" style:text-underline-color="font-color" fo:font-weight="bold" officeooo:rsid="002813be" officeooo:paragraph-rsid="002813be" fo:background-color="#ffffff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00%"/>
      <style:text-properties style:font-name="Comic Sans MS" fo:font-size="11pt" style:text-underline-style="solid" style:text-underline-width="auto" style:text-underline-color="font-color" fo:font-weight="bold" officeooo:rsid="00137121" officeooo:paragraph-rsid="001b958a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Comic Sans MS" fo:font-size="11pt" style:text-underline-style="solid" style:text-underline-width="auto" style:text-underline-color="font-color" officeooo:rsid="00095df1" officeooo:paragraph-rsid="00095df1" fo:background-color="#ffffff" style:font-size-asian="11pt" style:font-size-complex="11pt"/>
    </style:style>
    <style:style style:name="P26" style:family="paragraph" style:parent-style-name="Standard">
      <style:text-properties style:font-name="Comic Sans MS" fo:font-size="11pt" style:text-underline-style="solid" style:text-underline-width="auto" style:text-underline-color="font-color" officeooo:rsid="000a4029" officeooo:paragraph-rsid="000a4029" fo:background-color="#ffffff" style:font-size-asian="11pt" style:font-size-complex="11pt"/>
    </style:style>
    <style:style style:name="P27" style:family="paragraph" style:parent-style-name="Standard">
      <style:text-properties style:font-name="Comic Sans MS" fo:font-size="11pt" officeooo:rsid="0002f615" officeooo:paragraph-rsid="0002f615" fo:background-color="#ffffff" style:font-size-asian="11pt" style:font-size-complex="11pt"/>
    </style:style>
    <style:style style:name="P28" style:family="paragraph" style:parent-style-name="Standard">
      <style:text-properties style:font-name="Comic Sans MS" fo:font-size="11pt" officeooo:paragraph-rsid="0002f615" fo:background-color="#ffffff" style:font-size-asian="11pt" style:font-size-complex="11pt"/>
    </style:style>
    <style:style style:name="P29" style:family="paragraph" style:parent-style-name="Standard">
      <style:text-properties style:font-name="Comic Sans MS" fo:font-size="11pt" officeooo:rsid="00042045" officeooo:paragraph-rsid="00042045" fo:background-color="#ffffff" style:font-size-asian="11pt" style:font-size-complex="11pt"/>
    </style:style>
    <style:style style:name="P30" style:family="paragraph" style:parent-style-name="Standard">
      <style:text-properties style:font-name="Comic Sans MS" fo:font-size="11pt" officeooo:rsid="00042045" officeooo:paragraph-rsid="0004c858" fo:background-color="#ffffff" style:font-size-asian="11pt" style:font-size-complex="11pt"/>
    </style:style>
    <style:style style:name="P31" style:family="paragraph" style:parent-style-name="Standard">
      <style:text-properties style:font-name="Comic Sans MS" fo:font-size="11pt" officeooo:rsid="00041092" officeooo:paragraph-rsid="00041092" fo:background-color="#ffffff" style:font-size-asian="11pt" style:font-size-complex="11pt"/>
    </style:style>
    <style:style style:name="P32" style:family="paragraph" style:parent-style-name="Standard">
      <style:text-properties style:font-name="Comic Sans MS" fo:font-size="11pt" officeooo:rsid="0004c858" officeooo:paragraph-rsid="0004c858" fo:background-color="#ffffff" style:font-size-asian="11pt" style:font-size-complex="11pt"/>
    </style:style>
    <style:style style:name="P33" style:family="paragraph" style:parent-style-name="Standard">
      <style:text-properties style:font-name="Comic Sans MS" fo:font-size="11pt" officeooo:rsid="0004c858" officeooo:paragraph-rsid="002a0916" fo:background-color="#ffffff" style:font-size-asian="11pt" style:font-size-complex="11pt"/>
    </style:style>
    <style:style style:name="P34" style:family="paragraph" style:parent-style-name="Standard">
      <style:text-properties style:font-name="Comic Sans MS" fo:font-size="11pt" officeooo:rsid="000836dd" officeooo:paragraph-rsid="000836dd" fo:background-color="#ffffff" style:font-size-asian="11pt" style:font-size-complex="11pt"/>
    </style:style>
    <style:style style:name="P35" style:family="paragraph" style:parent-style-name="Standard">
      <style:text-properties style:font-name="Comic Sans MS" fo:font-size="11pt" officeooo:rsid="00095df1" officeooo:paragraph-rsid="00095df1" fo:background-color="#ffffff" style:font-size-asian="11pt" style:font-size-complex="11pt"/>
    </style:style>
    <style:style style:name="P36" style:family="paragraph" style:parent-style-name="Standard">
      <style:text-properties style:font-name="Comic Sans MS" fo:font-size="11pt" officeooo:rsid="00095df1" officeooo:paragraph-rsid="000e52ec" fo:background-color="#ffffff" style:font-size-asian="11pt" style:font-size-complex="11pt"/>
    </style:style>
    <style:style style:name="P37" style:family="paragraph" style:parent-style-name="Standard">
      <style:text-properties style:font-name="Comic Sans MS" fo:font-size="11pt" officeooo:rsid="001046a2" officeooo:paragraph-rsid="00095df1" fo:background-color="#ffffff" style:font-size-asian="11pt" style:font-size-complex="11pt"/>
    </style:style>
    <style:style style:name="P38" style:family="paragraph" style:parent-style-name="Standard">
      <style:text-properties style:font-name="Comic Sans MS" fo:font-size="11pt" officeooo:rsid="00116646" officeooo:paragraph-rsid="00116646" fo:background-color="#ffffff" style:font-size-asian="11pt" style:font-size-complex="11pt"/>
    </style:style>
    <style:style style:name="P39" style:family="paragraph" style:parent-style-name="Standard">
      <style:text-properties style:font-name="Comic Sans MS" fo:font-size="11pt" officeooo:rsid="000a4029" officeooo:paragraph-rsid="000a4029" fo:background-color="#ffffff" style:font-size-asian="11pt" style:font-size-complex="11pt"/>
    </style:style>
    <style:style style:name="P40" style:family="paragraph" style:parent-style-name="Standard">
      <style:text-properties style:font-name="Comic Sans MS" fo:font-size="11pt" officeooo:rsid="000a4029" officeooo:paragraph-rsid="000e52ec" fo:background-color="#ffffff" style:font-size-asian="11pt" style:font-size-complex="11pt"/>
    </style:style>
    <style:style style:name="P41" style:family="paragraph" style:parent-style-name="Standard">
      <style:text-properties style:font-name="Comic Sans MS" fo:font-size="11pt" officeooo:rsid="000a4029" officeooo:paragraph-rsid="0004c858" fo:background-color="#ffffff" style:font-size-asian="11pt" style:font-size-complex="11pt"/>
    </style:style>
    <style:style style:name="P42" style:family="paragraph" style:parent-style-name="Standard">
      <style:text-properties style:font-name="Comic Sans MS" fo:font-size="11pt" officeooo:rsid="002813be" officeooo:paragraph-rsid="002813be" fo:background-color="#ffffff" style:font-size-asian="11pt" style:font-size-complex="11pt"/>
    </style:style>
    <style:style style:name="P43" style:family="paragraph" style:parent-style-name="Standard">
      <style:text-properties style:font-name="Comic Sans MS" fo:font-size="11pt" officeooo:rsid="002813be" officeooo:paragraph-rsid="002a0916" fo:background-color="#ffffff" style:font-size-asian="11pt" style:font-size-complex="11pt"/>
    </style:style>
    <style:style style:name="P44" style:family="paragraph" style:parent-style-name="Standard">
      <style:text-properties style:font-name="Comic Sans MS" fo:font-size="11pt" officeooo:rsid="002813be" officeooo:paragraph-rsid="002bc465" fo:background-color="#ffffff" style:font-size-asian="11pt" style:font-size-complex="11pt"/>
    </style:style>
    <style:style style:name="P45" style:family="paragraph" style:parent-style-name="Standard">
      <style:text-properties style:font-name="Comic Sans MS" fo:font-size="11pt" officeooo:rsid="000e52ec" officeooo:paragraph-rsid="000a4029" fo:background-color="#ffffff" style:font-size-asian="11pt" style:font-size-complex="11pt"/>
    </style:style>
    <style:style style:name="P46" style:family="paragraph" style:parent-style-name="Standard">
      <style:text-properties style:font-name="Comic Sans MS" fo:font-size="11pt" officeooo:rsid="002a0916" officeooo:paragraph-rsid="002a0916" fo:background-color="#ffffff" style:font-size-asian="11pt" style:font-size-complex="11pt"/>
    </style:style>
    <style:style style:name="P47" style:family="paragraph" style:parent-style-name="Standard">
      <style:text-properties style:font-name="Comic Sans MS" fo:font-size="11pt" officeooo:rsid="002a0916" officeooo:paragraph-rsid="002bc465" fo:background-color="#ffffff" style:font-size-asian="11pt" style:font-size-complex="11pt"/>
    </style:style>
    <style:style style:name="P48" style:family="paragraph" style:parent-style-name="Standard">
      <style:text-properties style:font-name="Comic Sans MS" fo:font-size="11pt" officeooo:paragraph-rsid="00041092" fo:background-color="#ffffff" style:font-size-asian="11pt" style:font-size-complex="11pt"/>
    </style:style>
    <style:style style:name="P49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02f615" officeooo:paragraph-rsid="0002f615" style:font-size-asian="11pt" style:font-weight-asian="bold" style:font-size-complex="11pt" style:font-weight-complex="bold"/>
    </style:style>
    <style:style style:name="P50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091fea" officeooo:paragraph-rsid="00091fea" style:font-size-asian="11pt" style:font-weight-asian="bold" style:font-size-complex="11pt" style:font-weight-complex="bold"/>
    </style:style>
    <style:style style:name="P51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129f35" officeooo:paragraph-rsid="001b958a" style:font-size-asian="11pt" style:font-weight-asian="bold" style:font-size-complex="11pt" style:font-weight-complex="bold"/>
    </style:style>
    <style:style style:name="P52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041092" officeooo:paragraph-rsid="00041092" fo:background-color="#ffffff" style:font-size-asian="11pt" style:font-weight-asian="bold" style:font-size-complex="11pt" style:font-weight-complex="bold"/>
    </style:style>
    <style:style style:name="P53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0836dd" officeooo:paragraph-rsid="000836dd" fo:background-color="#ffffff" style:font-size-asian="11pt" style:font-weight-asian="bold" style:font-size-complex="11pt" style:font-weight-complex="bold"/>
    </style:style>
    <style:style style:name="P54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2813be" officeooo:paragraph-rsid="002813be" fo:background-color="#ffffff" style:font-size-asian="11pt" style:font-weight-asian="bold" style:font-size-complex="11pt" style:font-weight-complex="bold"/>
    </style:style>
    <style:style style:name="P55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2813be" officeooo:paragraph-rsid="002a0916" fo:background-color="#ffffff" style:font-size-asian="11pt" style:font-weight-asian="bold" style:font-size-complex="11pt" style:font-weight-complex="bold"/>
    </style:style>
    <style:style style:name="P56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2a0916" officeooo:paragraph-rsid="002a0916" fo:background-color="#ffffff" style:font-size-asian="11pt" style:font-weight-asian="bold" style:font-size-complex="11pt" style:font-weight-complex="bold"/>
    </style:style>
    <style:style style:name="P57" style:family="paragraph" style:parent-style-name="Standard">
      <style:text-properties fo:color="#ff3333" style:text-line-through-style="none" style:text-line-through-type="none" style:font-name="Comic Sans MS" fo:font-size="11pt" style:text-underline-style="solid" style:text-underline-width="auto" style:text-underline-color="font-color" fo:font-weight="bold" officeooo:rsid="0004c858" officeooo:paragraph-rsid="0004c858" fo:background-color="#ffffff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Arial" fo:font-size="12pt" style:text-underline-style="solid" style:text-underline-width="auto" style:text-underline-color="font-color" officeooo:paragraph-rsid="0004c858" style:font-size-asian="12pt" style:font-name-complex="Arial"/>
    </style:style>
    <style:style style:name="P59" style:family="paragraph" style:parent-style-name="Standard">
      <style:text-properties style:text-line-through-style="none" style:text-line-through-type="none" style:font-name="Comic Sans MS" fo:font-size="11pt" style:text-underline-style="solid" style:text-underline-width="auto" style:text-underline-color="font-color" fo:font-weight="bold" officeooo:rsid="0004c858" officeooo:paragraph-rsid="0004c858" fo:background-color="#ffffff" style:font-size-asian="11pt" style:font-weight-asian="bold" style:font-size-complex="11pt" style:font-weight-complex="bold"/>
    </style:style>
    <style:style style:name="P60" style:family="paragraph" style:parent-style-name="Standard">
      <style:text-properties fo:font-variant="normal" fo:text-transform="none" fo:color="#666666" style:font-name="Comic Sans MS" fo:font-size="7.90000009536743pt" fo:letter-spacing="normal" fo:font-style="normal" fo:font-weight="normal" officeooo:paragraph-rsid="000836dd"/>
    </style:style>
    <style:style style:name="P61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rsid="00042045" officeooo:paragraph-rsid="0007d30f" style:font-size-asian="11pt" style:font-size-complex="11pt"/>
    </style:style>
    <style:style style:name="P62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rsid="0004c858" officeooo:paragraph-rsid="000836dd" style:font-size-asian="11pt" style:font-size-complex="11pt"/>
    </style:style>
    <style:style style:name="P63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paragraph-rsid="000836dd" style:font-size-asian="11pt" style:font-size-complex="11pt"/>
    </style:style>
    <style:style style:name="P64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paragraph-rsid="0007d30f" style:font-size-asian="11pt" style:font-size-complex="11pt"/>
    </style:style>
    <style:style style:name="P65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rsid="00194b70" officeooo:paragraph-rsid="0007d30f" style:font-size-asian="11pt" style:font-size-complex="11pt"/>
    </style:style>
    <style:style style:name="P66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paragraph-rsid="000836dd" style:font-size-asian="11pt" style:font-name-complex="Arial" style:font-size-complex="11pt"/>
    </style:style>
    <style:style style:name="P67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paragraph-rsid="0007d30f" style:font-size-asian="11pt" style:font-name-complex="Arial" style:font-size-complex="11pt"/>
    </style:style>
    <style:style style:name="P68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paragraph-rsid="000836dd" fo:background-color="#eeeeee" style:font-size-asian="11pt" style:font-size-complex="11pt"/>
    </style:style>
    <style:style style:name="P69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officeooo:paragraph-rsid="0007d30f" fo:background-color="#eeeeee" style:font-size-asian="11pt" style:font-size-complex="11pt"/>
    </style:style>
    <style:style style:name="P70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fo:font-weight="bold" officeooo:paragraph-rsid="000836dd" style:font-size-asian="11pt" style:font-weight-asian="bold" style:font-name-complex="Arial" style:font-size-complex="11pt"/>
    </style:style>
    <style:style style:name="P71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style:font-name="Comic Sans MS" fo:font-size="11pt" fo:font-weight="bold" officeooo:paragraph-rsid="0007d30f" style:font-size-asian="11pt" style:font-weight-asian="bold" style:font-name-complex="Arial" style:font-size-complex="11pt"/>
    </style:style>
    <style:style style:name="P72" style:family="paragraph" style:parent-style-name="Standard">
      <style:paragraph-properties fo:margin-left="0cm" fo:margin-right="1.499cm" fo:text-indent="0cm" style:auto-text-indent="false" fo:padding-left="0.141cm" fo:padding-right="0.141cm" fo:padding-top="0.035cm" fo:padding-bottom="0.035cm" fo:border="0.51pt solid #008000">
        <style:tab-stops>
          <style:tab-stop style:position="14.753cm"/>
        </style:tab-stops>
      </style:paragraph-properties>
      <style:text-properties fo:color="#008000" style:font-name="Comic Sans MS" fo:font-size="11pt" style:text-underline-style="solid" style:text-underline-width="auto" style:text-underline-color="font-color" officeooo:paragraph-rsid="000836dd" style:font-size-asian="11pt" style:font-name-complex="Arial" style:font-size-complex="11pt"/>
    </style:style>
    <style:style style:name="P73" style:family="paragraph" style:parent-style-name="Table_20_Contents">
      <style:text-properties fo:color="#006600" style:font-name="Comic Sans MS" fo:font-size="11pt" officeooo:rsid="00137121" officeooo:paragraph-rsid="001b958a" style:font-size-asian="11pt" style:font-size-complex="11pt"/>
    </style:style>
    <style:style style:name="P74" style:family="paragraph" style:parent-style-name="Table_20_Contents">
      <style:text-properties style:font-name="Comic Sans MS" fo:font-size="11pt" officeooo:rsid="00137121" officeooo:paragraph-rsid="001b958a" style:font-size-asian="11pt" style:font-size-complex="11pt"/>
    </style:style>
    <style:style style:name="P75" style:family="paragraph" style:parent-style-name="Table_20_Contents">
      <style:text-properties style:font-name="Comic Sans MS" fo:font-size="11pt" officeooo:rsid="0013998b" officeooo:paragraph-rsid="001b958a" style:font-size-asian="11pt" style:font-size-complex="11pt"/>
    </style:style>
    <style:style style:name="P76" style:family="paragraph" style:parent-style-name="Table_20_Contents">
      <style:text-properties style:font-name="Comic Sans MS" fo:font-size="11pt" officeooo:rsid="001510b3" officeooo:paragraph-rsid="001b958a" style:font-size-asian="11pt" style:font-size-complex="11pt"/>
    </style:style>
    <style:style style:name="P77" style:family="paragraph" style:parent-style-name="Table_20_Contents">
      <style:text-properties style:font-name="Comic Sans MS" fo:font-size="11pt" officeooo:rsid="0017e6a7" officeooo:paragraph-rsid="001b958a" style:font-size-asian="11pt" style:font-size-complex="11pt"/>
    </style:style>
    <style:style style:name="P78" style:family="paragraph" style:parent-style-name="Standard" style:list-style-name="L1">
      <style:text-properties officeooo:paragraph-rsid="0002f615"/>
    </style:style>
    <style:style style:name="P79" style:family="paragraph" style:parent-style-name="Standard" style:list-style-name="L2">
      <style:text-properties officeooo:paragraph-rsid="00042045"/>
    </style:style>
    <style:style style:name="P80" style:family="paragraph" style:parent-style-name="Standard" style:list-style-name="L3">
      <style:text-properties officeooo:paragraph-rsid="00041092"/>
    </style:style>
    <style:style style:name="P81" style:family="paragraph" style:parent-style-name="Standard" style:list-style-name="L4">
      <style:text-properties officeooo:paragraph-rsid="0004c858"/>
    </style:style>
    <style:style style:name="P82" style:family="paragraph" style:parent-style-name="Standard" style:list-style-name="L5">
      <style:text-properties officeooo:paragraph-rsid="00095df1"/>
    </style:style>
    <style:style style:name="P83" style:family="paragraph" style:parent-style-name="Standard" style:list-style-name="L6">
      <style:text-properties officeooo:paragraph-rsid="000a4029" fo:background-color="#ffffff"/>
    </style:style>
    <style:style style:name="P84" style:family="paragraph" style:parent-style-name="Standard" style:list-style-name="L7">
      <style:text-properties officeooo:paragraph-rsid="000a4029"/>
    </style:style>
    <style:style style:name="T1" style:family="text">
      <style:text-properties officeooo:rsid="0002f6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2f61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046a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94b70"/>
    </style:style>
    <style:style style:name="T7" style:family="text">
      <style:text-properties style:text-underline-style="solid" style:text-underline-width="auto" style:text-underline-color="font-color" officeooo:rsid="0008e60b"/>
    </style:style>
    <style:style style:name="T8" style:family="text">
      <style:text-properties style:text-underline-style="solid" style:text-underline-width="auto" style:text-underline-color="font-color" style:font-name-complex="Arial"/>
    </style:style>
    <style:style style:name="T9" style:family="text">
      <style:text-properties style:text-underline-style="solid" style:text-underline-width="auto" style:text-underline-color="font-color" officeooo:rsid="00163f22"/>
    </style:style>
    <style:style style:name="T10" style:family="text">
      <style:text-properties style:font-name="Comic Sans MS"/>
    </style:style>
    <style:style style:name="T11" style:family="text">
      <style:text-properties style:font-name="Comic Sans MS" fo:font-size="11pt" officeooo:rsid="0002f615" fo:background-color="#ffffff" loext:char-shading-value="0" style:font-size-asian="11pt" style:font-size-complex="11pt"/>
    </style:style>
    <style:style style:name="T12" style:family="text">
      <style:text-properties style:font-name="Comic Sans MS" fo:font-size="11pt" officeooo:rsid="00042045" fo:background-color="#ffffff" loext:char-shading-value="0" style:font-size-asian="11pt" style:font-size-complex="11pt"/>
    </style:style>
    <style:style style:name="T13" style:family="text">
      <style:text-properties style:font-name="Comic Sans MS" fo:font-size="11pt" officeooo:rsid="0004c858" fo:background-color="#ffffff" loext:char-shading-value="0" style:font-size-asian="11pt" style:font-size-complex="11pt"/>
    </style:style>
    <style:style style:name="T14" style:family="text">
      <style:text-properties style:font-name="Comic Sans MS" fo:font-size="11pt" officeooo:rsid="0005faca" fo:background-color="#ffffff" loext:char-shading-value="0" style:font-size-asian="11pt" style:font-size-complex="11pt"/>
    </style:style>
    <style:style style:name="T15" style:family="text">
      <style:text-properties style:font-name="Comic Sans MS" fo:font-size="11pt" style:text-underline-style="solid" style:text-underline-width="auto" style:text-underline-color="font-color" officeooo:rsid="0002f615" fo:background-color="#ffff00" loext:char-shading-value="0" style:font-size-asian="11pt" style:font-size-complex="11pt"/>
    </style:style>
    <style:style style:name="T16" style:family="text">
      <style:text-properties style:font-name="Comic Sans MS" fo:font-size="11pt" style:text-underline-style="solid" style:text-underline-width="auto" style:text-underline-color="font-color" officeooo:rsid="00042045" fo:background-color="#ffff00" loext:char-shading-value="0" style:font-size-asian="11pt" style:font-size-complex="11pt"/>
    </style:style>
    <style:style style:name="T17" style:family="text">
      <style:text-properties style:font-name="Comic Sans MS" fo:font-size="11pt" style:text-underline-style="solid" style:text-underline-width="auto" style:text-underline-color="font-color" officeooo:rsid="0004c858" fo:background-color="#ffff00" loext:char-shading-value="0" style:font-size-asian="11pt" style:font-size-complex="11pt"/>
    </style:style>
    <style:style style:name="T18" style:family="text">
      <style:text-properties style:font-name="Comic Sans MS" fo:font-size="11pt" style:text-underline-style="solid" style:text-underline-width="auto" style:text-underline-color="font-color" officeooo:rsid="00095df1" fo:background-color="#ffff00" loext:char-shading-value="0" style:font-size-asian="11pt" style:font-size-complex="11pt"/>
    </style:style>
    <style:style style:name="T19" style:family="text">
      <style:text-properties style:font-name="Comic Sans MS" fo:font-size="11pt" style:text-underline-style="solid" style:text-underline-width="auto" style:text-underline-color="font-color" officeooo:rsid="001046a2" fo:background-color="#ffff00" loext:char-shading-value="0" style:font-size-asian="11pt" style:font-size-complex="11pt"/>
    </style:style>
    <style:style style:name="T20" style:family="text">
      <style:text-properties style:font-name="Comic Sans MS" fo:font-size="11pt" style:text-underline-style="solid" style:text-underline-width="auto" style:text-underline-color="font-color" officeooo:rsid="000a4029" fo:background-color="#ffff00" loext:char-shading-value="0" style:font-size-asian="11pt" style:font-size-complex="11pt"/>
    </style:style>
    <style:style style:name="T21" style:family="text">
      <style:text-properties style:font-name="Comic Sans MS" fo:font-size="11pt" style:text-underline-style="solid" style:text-underline-width="auto" style:text-underline-color="font-color" officeooo:rsid="000b746d" fo:background-color="#ffff00" loext:char-shading-value="0" style:font-size-asian="11pt" style:font-size-complex="11pt"/>
    </style:style>
    <style:style style:name="T22" style:family="text">
      <style:text-properties style:font-name="Comic Sans MS" fo:font-size="11pt" style:text-underline-style="solid" style:text-underline-width="auto" style:text-underline-color="font-color" officeooo:rsid="00041092" fo:background-color="#ffff00" loext:char-shading-value="0" style:font-size-asian="11pt" style:font-size-complex="11pt"/>
    </style:style>
    <style:style style:name="T23" style:family="text">
      <style:text-properties style:font-name="Comic Sans MS" fo:font-size="11pt" style:text-underline-style="solid" style:text-underline-width="auto" style:text-underline-color="font-color" officeooo:rsid="001283df" fo:background-color="#ffff00" loext:char-shading-value="0" style:font-size-asian="11pt" style:font-size-complex="11pt"/>
    </style:style>
    <style:style style:name="T24" style:family="text">
      <style:text-properties style:font-name="Comic Sans MS" fo:font-size="11pt" style:text-underline-style="solid" style:text-underline-width="auto" style:text-underline-color="font-color" officeooo:rsid="001046a2" fo:background-color="#ffff99" loext:char-shading-value="0" style:font-size-asian="11pt" style:font-size-complex="11pt"/>
    </style:style>
    <style:style style:name="T25" style:family="text">
      <style:text-properties style:font-name="Comic Sans MS" fo:font-size="11pt" style:text-underline-style="solid" style:text-underline-width="auto" style:text-underline-color="font-color" officeooo:rsid="001046a2" fo:background-color="#ffff66" loext:char-shading-value="0" style:font-size-asian="11pt" style:font-size-complex="11pt"/>
    </style:style>
    <style:style style:name="T26" style:family="text">
      <style:text-properties style:font-name="Comic Sans MS" fo:font-size="11pt" style:text-underline-style="solid" style:text-underline-width="auto" style:text-underline-color="font-color" officeooo:rsid="000a4029" fo:background-color="#ffff66" loext:char-shading-value="0" style:font-size-asian="11pt" style:font-size-complex="11pt"/>
    </style:style>
    <style:style style:name="T27" style:family="text">
      <style:text-properties style:font-name="Comic Sans MS" fo:font-size="11pt" officeooo:rsid="0004c858" fo:background-color="#ffff00" loext:char-shading-value="0" style:font-size-asian="11pt" style:font-size-complex="11pt"/>
    </style:style>
    <style:style style:name="T28" style:family="text">
      <style:text-properties style:font-name="Comic Sans MS" fo:font-size="11pt" officeooo:rsid="00041092" fo:background-color="#ffff00" loext:char-shading-value="0" style:font-size-asian="11pt" style:font-size-complex="11pt"/>
    </style:style>
    <style:style style:name="T29" style:family="text">
      <style:text-properties style:font-name="Comic Sans MS" fo:font-weight="bold" style:font-weight-asian="bold" style:font-weight-complex="bold"/>
    </style:style>
    <style:style style:name="T30" style:family="text">
      <style:text-properties style:font-name="Comic Sans MS" officeooo:rsid="000dd379"/>
    </style:style>
    <style:style style:name="T31" style:family="text">
      <style:text-properties fo:font-size="11pt"/>
    </style:style>
    <style:style style:name="T32" style:family="text">
      <style:text-properties fo:font-size="11pt" officeooo:rsid="0008e60b"/>
    </style:style>
    <style:style style:name="T33" style:family="text">
      <style:text-properties fo:font-size="11pt" officeooo:rsid="00091fea"/>
    </style:style>
    <style:style style:name="T34" style:family="text">
      <style:text-properties fo:font-size="12pt" style:text-underline-style="solid" style:text-underline-width="auto" style:text-underline-color="font-color" style:font-size-asian="12pt" style:font-name-complex="Arial"/>
    </style:style>
    <style:style style:name="T35" style:family="text">
      <style:text-properties fo:font-size="12pt" style:font-size-asian="12pt" style:font-name-complex="Arial"/>
    </style:style>
    <style:style style:name="T36" style:family="text">
      <style:text-properties fo:font-size="12pt" style:text-underline-style="none" style:font-size-asian="12pt" style:font-name-complex="Arial"/>
    </style:style>
    <style:style style:name="T37" style:family="text">
      <style:text-properties fo:background-color="#ffffff" loext:char-shading-value="0"/>
    </style:style>
    <style:style style:name="T38" style:family="text">
      <style:text-properties officeooo:rsid="0002f615" fo:background-color="#ffffff" loext:char-shading-value="0"/>
    </style:style>
    <style:style style:name="T39" style:family="text">
      <style:text-properties officeooo:rsid="00041092" fo:background-color="#ffffff" loext:char-shading-value="0"/>
    </style:style>
    <style:style style:name="T40" style:family="text">
      <style:text-properties officeooo:rsid="00042045" fo:background-color="#ffffff" loext:char-shading-value="0"/>
    </style:style>
    <style:style style:name="T41" style:family="text">
      <style:text-properties officeooo:rsid="0004c858" fo:background-color="#ffffff" loext:char-shading-value="0"/>
    </style:style>
    <style:style style:name="T42" style:family="text">
      <style:text-properties officeooo:rsid="000836dd" fo:background-color="#ffffff" loext:char-shading-value="0"/>
    </style:style>
    <style:style style:name="T43" style:family="text">
      <style:text-properties officeooo:rsid="000e52ec" fo:background-color="#ffffff" loext:char-shading-value="0"/>
    </style:style>
    <style:style style:name="T44" style:family="text">
      <style:text-properties officeooo:rsid="001046a2" fo:background-color="#ffffff" loext:char-shading-value="0"/>
    </style:style>
    <style:style style:name="T45" style:family="text">
      <style:text-properties fo:background-color="#ffffff" loext:char-shading-value="0" style:font-name-complex="Arial"/>
    </style:style>
    <style:style style:name="T46" style:family="text">
      <style:text-properties fo:color="#000000" fo:background-color="#ffffff" loext:char-shading-value="0"/>
    </style:style>
    <style:style style:name="T47" style:family="text">
      <style:text-properties fo:color="#000000" officeooo:rsid="00041092" fo:background-color="#ffffff" loext:char-shading-value="0"/>
    </style:style>
    <style:style style:name="T48" style:family="text">
      <style:text-properties fo:font-style="normal" style:text-underline-style="solid" style:text-underline-width="auto" style:text-underline-color="font-color" fo:font-weight="bold" officeooo:rsid="00042045" fo:background-color="#ffffff" loext:char-shading-value="0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ff0000" fo:font-weight="bold" fo:background-color="#ffffff" loext:char-shading-value="0" style:font-weight-asian="bold" style:font-name-complex="Arial"/>
    </style:style>
    <style:style style:name="T52" style:family="text">
      <style:text-properties fo:color="#ff0000" fo:font-weight="bold" officeooo:rsid="000836dd" fo:background-color="#ffffff" loext:char-shading-value="0" style:font-weight-asian="bold" style:font-name-complex="Arial"/>
    </style:style>
    <style:style style:name="T53" style:family="text">
      <style:text-properties style:text-line-through-style="solid" style:text-line-through-type="single" fo:font-size="12pt" style:font-size-asian="12pt" style:font-name-complex="Arial"/>
    </style:style>
    <style:style style:name="T54" style:family="text">
      <style:text-properties style:text-line-through-style="solid" style:text-line-through-type="single" officeooo:rsid="0017e6a7"/>
    </style:style>
    <style:style style:name="T55" style:family="text">
      <style:text-properties style:text-line-through-style="solid" style:text-line-through-type="single" style:font-name="Liberation Serif" officeooo:rsid="0017e6a7"/>
    </style:style>
    <style:style style:name="T56" style:family="text">
      <style:text-properties fo:color="#008000" style:text-underline-style="solid" style:text-underline-width="auto" style:text-underline-color="font-color" style:font-name-complex="Arial"/>
    </style:style>
    <style:style style:name="T57" style:family="text">
      <style:text-properties fo:color="#008000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fo:color="#008000" style:text-underline-style="solid" style:text-underline-width="auto" style:text-underline-color="font-color" fo:font-weight="bold" fo:background-color="#ffffff" loext:char-shading-value="0" style:font-weight-asian="bold" style:font-name-complex="Arial"/>
    </style:style>
    <style:style style:name="T59" style:family="text">
      <style:text-properties fo:color="#008000" style:font-name-complex="Arial"/>
    </style:style>
    <style:style style:name="T60" style:family="text">
      <style:text-properties fo:color="#008000" fo:background-color="#ffffff" loext:char-shading-value="0" style:font-name-complex="Arial"/>
    </style:style>
    <style:style style:name="T61" style:family="text">
      <style:text-properties officeooo:rsid="00194b70"/>
    </style:style>
    <style:style style:name="T62" style:family="text">
      <style:text-properties style:text-underline-style="none" fo:background-color="#ffffff" loext:char-shading-value="0"/>
    </style:style>
    <style:style style:name="T63" style:family="text">
      <style:text-properties officeooo:rsid="0008e60b"/>
    </style:style>
    <style:style style:name="T64" style:family="text">
      <style:text-properties officeooo:rsid="000dd379"/>
    </style:style>
    <style:style style:name="T65" style:family="text">
      <style:text-properties style:font-name-complex="Arial"/>
    </style:style>
    <style:style style:name="T66" style:family="text">
      <style:text-properties officeooo:rsid="0019ae4d"/>
    </style:style>
    <style:style style:name="T67" style:family="text">
      <style:text-properties officeooo:rsid="001a31e3"/>
    </style:style>
    <style:style style:name="T68" style:family="text">
      <style:text-properties fo:color="#800000" style:font-name="Liberation Serif"/>
    </style:style>
    <style:style style:name="T69" style:family="text">
      <style:text-properties fo:color="#800000" style:font-name="Liberation Serif" fo:font-size="12pt" fo:font-weight="bold" style:font-size-asian="12pt" style:font-weight-asian="bold" style:font-size-complex="12pt" style:font-weight-complex="bold"/>
    </style:style>
    <style:style style:name="T70" style:family="text">
      <style:text-properties fo:color="#800000" style:font-name="Liberation Serif" fo:font-size="12pt" fo:font-weight="bold" officeooo:rsid="00137121" style:font-size-asian="12pt" style:font-weight-asian="bold" style:font-size-complex="12pt" style:font-weight-complex="bold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3" style:family="text">
      <style:text-properties officeooo:rsid="001510b3"/>
    </style:style>
    <style:style style:name="T74" style:family="text">
      <style:text-properties officeooo:rsid="0016ed06"/>
    </style:style>
    <style:style style:name="T75" style:family="text">
      <style:text-properties officeooo:rsid="0017e6a7"/>
    </style:style>
    <style:style style:name="T76" style:family="text">
      <style:text-properties officeooo:rsid="00271a30"/>
    </style:style>
    <style:style style:name="T77" style:family="text">
      <style:text-properties officeooo:rsid="002bc465"/>
    </style:style>
    <style:style style:name="T78" style:family="text">
      <style:text-properties officeooo:rsid="002bcd9f"/>
    </style:style>
    <style:style style:name="T79" style:family="text">
      <style:text-properties officeooo:rsid="002cde63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69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48cm" fo:min-width="0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55"/><text:span text:style-name="T10"><text:s/></text:span><text:span text:style-name="T30">Chap 1-1</text:span><text:span text:style-name="T64">:</text:span><text:span text:style-name="T29">Nombres décimaux</text:span><text:span text:style-name="T50"> </text:span></text:p>
      <text:p text:style-name="P6"/>
      <text:p text:style-name="P6"/>
      <text:p text:style-name="P7"/>
      <text:p text:style-name="P49">I) Nombres entiers</text:p>
      <text:p text:style-name="P7"/>
      <text:p text:style-name="P8"><text:span text:style-name="T4">Rappel</text:span><text:span text:style-name="T1"> : </text:span><text:span text:style-name="T37">Un nombre entier est un nombre que l'on peut écrire sans virgule</text:span><text:span text:style-name="T38">.</text:span></text:p>
      <text:p text:style-name="P27"/>
      <text:list xml:id="list8868013280332003694" text:style-name="L1">
        <text:list-item>
          <text:p text:style-name="P78"><text:span text:style-name="T15">Exemple</text:span><text:span text:style-name="T11"> : 8 est un nombre entier </text:span></text:p>
        </text:list-item>
      </text:list>
      <text:p text:style-name="P27"><text:s text:c="28"/>8,0 est nombre entier car <text:s/>8,0 = 8 </text:p>
      <text:p text:style-name="P28"/>
      <text:p text:style-name="P12"><text:span text:style-name="T48">Rappel</text:span><text:span text:style-name="T40"> : Un </text:span><text:span text:style-name="T37">nombre dé</text:span><text:span text:style-name="T40">cim</text:span><text:span text:style-name="T37">a</text:span><text:span text:style-name="T40">l est un nombre composé <text:s/>de deux parties séparées par virgule :</text:span></text:p>
      <text:p text:style-name="P29">la partie entière et la partie décimale </text:p>
      <text:p text:style-name="P29"/>
      <text:list xml:id="list3220894107068726973" text:style-name="L2">
        <text:list-item>
          <text:p text:style-name="P79"><text:span text:style-name="T16">Exemple</text:span><text:span text:style-name="T12"> : 5,7 est nombre décimal . 5 est la partie entière <text:s/>, 7 est la partie décimale</text:span></text:p>
        </text:list-item>
      </text:list>
      <text:p text:style-name="P11"><text:span text:style-name="T37"><text:s text:c="19"/></text:span><text:span text:style-name="T41">43</text:span><text:span text:style-name="T37">,</text:span><text:span text:style-name="T41">63</text:span><text:span text:style-name="T37">7 est nombre décimal. </text:span><text:span text:style-name="T41">43 </text:span><text:span text:style-name="T37"><text:s/>est la partie entière , </text:span><text:span text:style-name="T41">637</text:span><text:span text:style-name="T37"> est la partie décimale</text:span></text:p>
      <text:p text:style-name="P30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draw:custom-shape text:anchor-type="paragraph" draw:z-index="0" draw:name="Shape1" draw:style-name="gr1" svg:width="0.722cm" svg:height="0.507cm" svg:x="0.058cm" svg:y="0.039cm"><text:p><text:s/>!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36"> <text:s text:c="6"/></text:span><text:span text:style-name="T34">Attention aux «0» inutiles:</text:span><text:span text:style-name="T35"><text:tab/>3,06</text:span><text:span text:style-name="T53">00</text:span><text:span text:style-name="T35"><text:tab/></text:span><text:span text:style-name="T53">0</text:span><text:span text:style-name="T35">3,3<text:tab/><text:tab/>14,</text:span><text:span text:style-name="T53">0</text:span><text:span text:style-name="T35"><text:tab/><text:tab/>103400</text:span></text:p>
          </table:table-cell>
        </table:table-row>
      </table:table>
      <text:p text:style-name="P58"/>
      <text:p text:style-name="P69"><text:span text:style-name="T56">Méthode :</text:span><text:span text:style-name="T59"> Supprimer les «0» inutiles dans un nombre</text:span></text:p>
      <text:p text:style-name="P64"/>
      <text:p text:style-name="P64"><text:span text:style-name="T6">Règle</text:span><text:span text:style-name="T9">s</text:span><text:span text:style-name="T61">: Dans un nombre , les zéros inutiles sont:</text:span></text:p>
      <text:p text:style-name="P65"><text:s text:c="11"/>-Ceux à gauche de la partie entière, sauf celui des unités.</text:p>
      <text:p text:style-name="P65"><text:s text:c="11"/>-Ceux à droite de la partie décimale <text:s text:c="11"/></text:p>
      <text:p text:style-name="P71"/>
      <text:p text:style-name="P67">Dans chaque cas, supprimer les «0» inutiles:</text:p>
      <text:p text:style-name="P67">45,60 <text:s text:c="7"/>089 <text:s text:c="8"/>900,450 <text:s text:c="7"/>5,080 <text:s text:c="7"/>45,00</text:p>
      <text:p text:style-name="P67"/>
      <text:p text:style-name="P67"/>
      <text:p text:style-name="P61"><text:span text:style-name="T45">45,6</text:span><text:span text:style-name="T51">0</text:span><text:span text:style-name="T45"> = <text:s text:c="9"/></text:span><text:span text:style-name="T51">0</text:span><text:span text:style-name="T45">89 = <text:s text:c="11"/>900,45</text:span><text:span text:style-name="T52">0 </text:span><text:span text:style-name="T45">= <text:s text:c="12"/>5,08</text:span><text:span text:style-name="T52">0</text:span><text:span text:style-name="T45"> = <text:s text:c="14"/>45,</text:span><text:span text:style-name="T51">0</text:span><text:span text:style-name="T52">0</text:span><text:span text:style-name="T45"> = </text:span></text:p>
      <text:p text:style-name="P29"/>
      <text:p text:style-name="P28"/>
      <text:p text:style-name="P52">1) Différence entre nombres et chiffres</text:p>
      <text:p text:style-name="P22"/>
      <text:p text:style-name="P31">En mathématique, un chiffre est un signe utilisé pour l'écriture des nombres.</text:p>
      <text:p text:style-name="P31">Pour écrire les nombres, on utilise dix chiffres. Ces chiffres sont 0, 1, 2, 3, 4, 5, 6, 7, 8, et 9.</text:p>
      <text:p text:style-name="P31"/>
      <text:p text:style-name="P31">Avec ces chiffres, on construit des nombres qui utilisent un ou plusieurs chiffres. </text:p>
      <text:p text:style-name="P31"/>
      <text:list xml:id="list2386199632291611940" text:style-name="L3">
        <text:list-item>
          <text:p text:style-name="P80"><text:span text:style-name="T23">Ex</text:span><text:span text:style-name="T22">emple</text:span><text:span text:style-name="T28">:</text:span></text:p>
        </text:list-item>
      </text:list>
      <text:p text:style-name="P13"><text:span text:style-name="T37"><text:tab/>Le nombre 65 <text:s/></text:span><text:span text:style-name="T39">s'écrit avec </text:span><text:span text:style-name="T37">deux</text:span><text:span text:style-name="T39"> </text:span><text:span text:style-name="T47">chiffres : </text:span><text:span text:style-name="T46">6 et 5</text:span></text:p>
      <text:p text:style-name="P10"><text:span text:style-name="T37"><text:tab/>Le nombre 435 s'écrit avec trois </text:span><text:span text:style-name="T46">chiffres</text:span><text:span text:style-name="T37"> : 4 <text:s/>, 3 <text:s/>et 5.</text:span></text:p>
      <text:p text:style-name="P31"/>
      <text:p text:style-name="P59"/>
      <text:p text:style-name="P59"/>
      <text:p text:style-name="P59"/>
      <text:p text:style-name="P57"><text:soft-page-break/>2) Numérotation de position</text:p>
      <text:p text:style-name="P32"/>
      <text:p text:style-name="P20"><text:span text:style-name="T42">a) </text:span><text:span text:style-name="T37">Rang des chiffres</text:span><text:span text:style-name="T62"> </text:span></text:p>
      <text:p text:style-name="P32"/>
      <text:list xml:id="list8268048369148076906" text:style-name="L4">
        <text:list-item>
          <text:p text:style-name="P81"><text:span text:style-name="T17">Exemple</text:span><text:span text:style-name="T27"> </text:span><text:span text:style-name="T13">: </text:span><text:span text:style-name="T14">6783,764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8"><text:span text:style-name="T56">Méthode :</text:span><text:span text:style-name="T59"> Reconnaître le rang d’un chiffre dans un nombre</text:span></text:p>
      <text:p text:style-name="P72"/>
      <text:p text:style-name="P70"/>
      <text:p text:style-name="P66">Dans chaque cas, donner le rang du chiffre souligné :</text:p>
      <text:p text:style-name="P63"><text:span text:style-name="T65">45</text:span><text:span text:style-name="T8">6</text:span><text:span text:style-name="T65">7 <text:s text:c="5"/>674</text:span><text:span text:style-name="T8">0</text:span><text:span text:style-name="T65">,56 <text:s text:c="5"/>41876,</text:span><text:span text:style-name="T8">7</text:span><text:span text:style-name="T65"> <text:s text:c="4"/>67,53</text:span><text:span text:style-name="T8">5</text:span><text:span text:style-name="T65">7 <text:s text:c="3"/>87,9</text:span><text:span text:style-name="T8">8</text:span><text:span text:style-name="T65">6 <text:s text:c="4"/>6</text:span><text:span text:style-name="T8">4</text:span><text:span text:style-name="T65">39,78</text:span></text:p>
      <text:p text:style-name="P66"/>
      <text:p text:style-name="P66"/>
      <text:p text:style-name="P63"><text:span text:style-name="T65">45</text:span><text:span text:style-name="T57">6</text:span><text:span text:style-name="T65">7: </text:span><text:span text:style-name="T59">dizaine</text:span><text:span text:style-name="T65"> <text:s text:c="21"/>674</text:span><text:span text:style-name="T57">0</text:span><text:span text:style-name="T65">,56 : </text:span><text:span text:style-name="T59">unité</text:span><text:span text:style-name="T65"> <text:s text:c="21"/>41876,</text:span><text:span text:style-name="T57">7</text:span><text:span text:style-name="T65">: </text:span><text:span text:style-name="T59">dixième</text:span><text:span text:style-name="T65"> <text:s text:c="2"/></text:span></text:p>
      <text:p text:style-name="P66"/>
      <text:p text:style-name="P62"><text:span text:style-name="T45">67,53</text:span><text:span text:style-name="T58">5</text:span><text:span text:style-name="T45">7 : </text:span><text:span text:style-name="T60">millième</text:span><text:span text:style-name="T45"> <text:s text:c="13"/>87,9</text:span><text:span text:style-name="T58">8</text:span><text:span text:style-name="T45">6 : </text:span><text:span text:style-name="T60">centième</text:span><text:span text:style-name="T45"> <text:s text:c="18"/>6</text:span><text:span text:style-name="T58">4</text:span><text:span text:style-name="T45">39,78 : </text:span><text:span text:style-name="T60">centaine</text:span></text:p>
      <text:p text:style-name="P32"/>
      <text:p text:style-name="P32"/>
      <text:p text:style-name="P53">3) Ecriture en lettre</text:p>
      <text:p text:style-name="P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7">Méthode </text:span><text:span text:style-name="T63">: Ecrire les adjectifs numéraux cardinaux</text:span></text:p>
            <text:p text:style-name="P3"/>
            <text:p text:style-name="P3"><text:span text:style-name="T7">Règles</text:span><text:span text:style-name="T63"> :</text:span></text:p>
            <text:p text:style-name="P3"><text:s text:c="6"/>- Les nombres composés inférieurs à cent ont un trait d’union sauf quand ils son<text:span text:style-name="T63">t</text:span></text:p>
            <text:p text:style-name="P3"><text:s text:c="8"/>reliés par un « et ».</text:p>
            <text:p text:style-name="P3"><text:s text:c="7"/>- Mille est toujours invariable (il ne prend pas de s à la fin).</text:p>
            <text:p text:style-name="P3"><text:s text:c="7"/>- Vingt et cent prennent un « s » à la fin quand ils sont multipliés et ne <text:span text:style-name="T63">sont pas</text:span></text:p>
            <text:p text:style-name="P1"><text:span text:style-name="T31"><text:s text:c="8"/></text:span><text:span text:style-name="T32">suivis d’un autre nombre</text:span><text:span text:style-name="T31"> <text:s/></text:span></text:p>
            <text:p text:style-name="P3"/>
            <text:p text:style-name="P4">Dans chaque cas , écrire en <text:span text:style-name="T67">toutes </text:span>lettre<text:span text:style-name="T66">s</text:span> les nombres suivants: <text:s text:c="11"/></text:p>
            <text:p text:style-name="P2"><text:span text:style-name="T32"><text:s/>80: <text:s text:c="32"/>90: <text:s text:c="30"/>23: <text:s text:c="27"/>200: <text:s text:c="33"/>203: <text:s text:c="68"/></text:span><text:span text:style-name="T33">21:</text:span><text:span text:style-name="T32"> <text:s text:c="4"/></text:span></text:p>
          </table:table-cell>
        </table:table-row>
      </table:table>
      <text:p text:style-name="P60"><text:soft-page-break/></text:p>
      <text:p text:style-name="P50"><text:span text:style-name="T37">II) Repérage sur une droite graduée </text:span><text:span text:style-name="T44">(ou demi-droite graduée)</text:span></text:p>
      <text:p text:style-name="P35"/>
      <table:table table:name="Table4" table:style-name="Table4">
        <table:table-column table:style-name="Table4.A"/>
        <table:table-row>
          <table:table-cell table:style-name="Table4.A1" office:value-type="string">
            <text:p text:style-name="P36">Pour graduer une droite, il faut choisir un point d’origine qui correspond au nombre 0 et une unité que l’on reporte régulièrement :</text:p>
          </table:table-cell>
        </table:table-row>
      </table:table>
      <text:p text:style-name="P37"/>
      <text:p text:style-name="P38">NB : On peut utiliser l’expression « droite graduée » ou « demi-droite graduée » .</text:p>
      <text:p text:style-name="P35"/>
      <text:list xml:id="list4195720961287144418" text:style-name="L5">
        <text:list-item>
          <text:p text:style-name="P82"><text:span text:style-name="T19">Ex</text:span><text:span text:style-name="T18">emple:</text:span></text:p>
        </text:list-item>
      </text:list>
      <text:p text:style-name="P25"/>
      <text:p text:style-name="P15"/>
      <text:p text:style-name="P15"/>
      <text:p text:style-name="P15"><text:span text:style-name="T3">Définitio</text:span><text:span text:style-name="T5">n</text:span><text:span text:style-name="T3"> </text:span>: Sur une droite graduée , tout nombre est repéré par un nombre appelé abscisse</text:p>
      <text:p text:style-name="P15"/>
      <text:list xml:id="list4657225999374851108" text:style-name="L6">
        <text:list-item>
          <text:p text:style-name="P83"><text:span text:style-name="T24">E</text:span><text:span text:style-name="T25">x</text:span><text:span text:style-name="T26">emple:</text:span></text:p>
        </text:list-item>
      </text:list>
      <text:p text:style-name="P21"/>
      <text:p text:style-name="P39"><text:s text:c="12"/>L’abscisse du point A est 3 </text:p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40">Sur une droite graduée , on peut déterminer l’abscisse d’un point à partir de deux autres abscisses connues. </text:p>
          </table:table-cell>
        </table:table-row>
      </table:table>
      <text:p text:style-name="P41"/>
      <text:list xml:id="list2031075495768683334" text:style-name="L7">
        <text:list-item>
          <text:p text:style-name="P84"><text:span text:style-name="T19">Exe</text:span><text:span text:style-name="T20">mple</text:span><text:span text:style-name="T21">s</text:span><text:span text:style-name="T20">:</text:span></text:p>
        </text:list-item>
      </text:list>
      <text:p text:style-name="P26"/>
      <text:p text:style-name="P15"><text:span text:style-name="T37"><text:s text:c="10"/>L’abscisse du point A est <text:s/></text:span><text:span text:style-name="T43">3,2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1">III) Comparaison de deux nombres décimaux</text:p>
      <text:p text:style-name="P24">1) Comparer</text:p>
      <text:p text:style-name="P16"><text:s/><text:span text:style-name="T69">&lt;</text:span><text:span text:style-name="T72"> </text:span><text:span text:style-name="T71"><text:s text:c="2"/></text:span>: veut dire <text:s/>«inférieur à »</text:p>
      <text:p text:style-name="P17"><text:s/><text:span text:style-name="T69">&gt; </text:span><text:span text:style-name="T68"><text:s text:c="2"/></text:span>: veut dire «supérieur à »</text:p>
      <text:p text:style-name="P19"><text:soft-page-break/>Comparer deux nombres consiste à dire lequel est inférieur ou supérieur à l’autre, s’ils sont égaux.</text:p>
      <text:p text:style-name="P19"/>
      <text:p text:style-name="P19"><text:span text:style-name="T49">Exemple</text:span> : 9 est inférieur à 16. On note 9<text:span text:style-name="T70">&lt;</text:span>16</text:p>
      <text:p text:style-name="P19"><text:tab/> <text:s text:c="4"/>5 est supérieur à 2. On note <text:span text:style-name="T76">5</text:span><text:span text:style-name="T70">&gt;</text:span>2</text:p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p text:style-name="P73"><text:span text:style-name="T2">Méthode:</text:span> Comparer des nombres décimaux</text:p>
            <text:p text:style-name="P74"/>
            <text:p text:style-name="P75"><text:span text:style-name="T2">Règle </text:span>: <text:span text:style-name="T73">Pour comparer deux nombres décimaux, on compare d’abord leurs parties entières:</text:span></text:p>
            <text:p text:style-name="P75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8">1. Si elles sont différentes alors le nombre le nombre le plus grand est celui qui la plus <text:s text:c="9"/></text:p>
                  <text:p text:style-name="P74"><text:s text:c="4"/><text:span text:style-name="T73">grande partie entière</text:span></text:p>
                  <text:p text:style-name="P74"/>
                  <text:p text:style-name="P74"><text:s text:c="13"/><text:span text:style-name="T73">Exemples: </text:span></text:p>
                  <text:p text:style-name="P74"/>
                </table:table-cell>
              </table:table-row>
            </table:table>
            <text:p text:style-name="P75"/>
            <text:p text:style-name="P75"><text:s text:c="11"/><text:span text:style-name="T73"><text:s/></text:span>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7"><text:s/><text:span text:style-name="T73">2. Si la partie entière est la même , on compare leurs chiffres des dixièmes , si leurs </text:span></text:p>
                  <text:p text:style-name="P74"><text:s text:c="5"/><text:span text:style-name="T73">chiffres des dixièmes sont les mêmes , on compare leurs chiffres des centièmes </text:span></text:p>
                  <text:p text:style-name="P74"><text:s text:c="5"/><text:span text:style-name="T73">et ainsi de suite .</text:span></text:p>
                  <text:p text:style-name="P74"/>
                  <text:p text:style-name="P74"><text:s text:c="13"/><text:span text:style-name="T73">Exemples:</text:span></text:p>
                  <text:p text:style-name="P74"/>
                </table:table-cell>
              </table:table-row>
            </table:table>
            <text:p text:style-name="P75"/>
            <text:p text:style-name="P75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6"><draw:custom-shape text:anchor-type="paragraph" draw:z-index="1" draw:name="Shape1" draw:style-name="gr2" svg:width="0.668cm" svg:height="0.442cm" svg:x="0.519cm" svg:y="0.009cm"><text:p><text:s/>!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3. <text:s text:c="8"/><text:span text:style-name="T74">Attention : Comparons <text:s/>6,54 et 6,7</text:span></text:p>
                  <text:p text:style-name="P76"><text:s text:c="47"/><text:span text:style-name="T54">6,54 </text:span><text:span text:style-name="T55">&gt; </text:span><text:span text:style-name="T54">6,7 <text:s/>, car <text:s/>54</text:span><text:span text:style-name="T55">&gt;</text:span><text:span text:style-name="T54">7</text:span><text:span text:style-name="T75"> <text:s text:c="3"/>C’est FAUX </text:span></text:p>
                  <text:p text:style-name="P76"/>
                  <text:p text:style-name="P77">Pour comparer ces deux nombres , il faut rajouter un «0» inutile ! De cette façon, les deux nombres possèdent autant de chiffres après la virgule.</text:p>
                  <text:p text:style-name="P77"/>
                  <text:p text:style-name="P77"/>
                  <text:p text:style-name="P77"/>
                  <text:p text:style-name="P77"/>
                </table:table-cell>
              </table:table-row>
            </table:table>
            <text:p text:style-name="P74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4"/>
      <text:p text:style-name="P54"/>
      <text:p text:style-name="P54"/>
      <text:p text:style-name="P54"><text:soft-page-break/>2) Ranger des nombres</text:p>
      <text:p text:style-name="P42">Ranger des nombres dans l’<text:span text:style-name="T50">ordre croissant</text:span>, c’est les ranger du plus petit au plus grand ;</text:p>
      <text:p text:style-name="P42">Ranger des nombres dans l’<text:span text:style-name="T50">ordre décroissant</text:span>, c’est les ranger du plus grand au plus petit </text:p>
      <text:p text:style-name="P42"/>
      <text:p text:style-name="P42"><text:span text:style-name="T3">Exemple </text:span>: <text:s/><text:span text:style-name="T77">Ranger les nombres suivants :</text:span> 3 ; 6 ; 8; 2 ; 7</text:p>
      <text:p text:style-name="P42"><text:span text:style-name="T77">a. Dans </text:span><text:s/><text:span text:style-name="T77">l’</text:span>ordre croissant :</text:p>
      <text:p text:style-name="P42"><text:span text:style-name="T77">b. Dans</text:span> <text:span text:style-name="T77">l’</text:span>ordre décroissant : </text:p>
      <text:p text:style-name="P32"/>
      <text:p text:style-name="P56">3) Encadrer</text:p>
      <text:p text:style-name="P46">Encadrer un nombre décimal, c’est <text:span text:style-name="T78">déterminer</text:span> une valeur inférieur et une valeur supérieure à ce nombre.</text:p>
      <text:p text:style-name="P46"/>
      <text:p text:style-name="P46"><text:span text:style-name="T2">Exemple </text:span>: <text:span text:style-name="T77">Donner un encadrement de <text:s/>16,7</text:span></text:p>
      <text:p text:style-name="P46"/>
      <text:p text:style-name="P46"/>
      <text:p text:style-name="P56">4) Intercaler <text:s/>un nombre</text:p>
      <text:p text:style-name="P46">Intercaler <text:s/>un nombre entre deux nombres donnés, c’est trouver un nombre compris entre ces deux nombres.</text:p>
      <text:p text:style-name="P46">On peut toujours intercaler un nombre décimal entre deux nombres décimaux .</text:p>
      <text:p text:style-name="P46"/>
      <text:p text:style-name="P46"><text:span text:style-name="T2">Exemple </text:span>:</text:p>
      <text:p text:style-name="P46"/>
      <text:p text:style-name="P46"/>
      <text:p text:style-name="P55">2) Ranger des nombres</text:p>
      <text:p text:style-name="P43">Ranger des nombres dans l’<text:span text:style-name="T50">ordre croissant</text:span>, c’est les ranger du plus petit au plus grand ;</text:p>
      <text:p text:style-name="P43">Ranger des nombres dans l’<text:span text:style-name="T50">ordre décroissant</text:span>, c’est les ranger du plus grand au plus petit </text:p>
      <text:p text:style-name="P43"/>
      <text:p text:style-name="P44"><text:span text:style-name="T3">Exemple </text:span>: <text:s/><text:span text:style-name="T77">Ranger les nombres suivants :</text:span> 3 ; 6 ; 8; 2 ; 7</text:p>
      <text:p text:style-name="P44"><text:span text:style-name="T77">a. Dans </text:span><text:s/><text:span text:style-name="T77">l’</text:span>ordre croissant :</text:p>
      <text:p text:style-name="P44"><text:span text:style-name="T77">b. Dans</text:span> <text:span text:style-name="T77">l’</text:span>ordre décroissant : </text:p>
      <text:p text:style-name="P33"/>
      <text:p text:style-name="P56">3) Encadrer</text:p>
      <text:p text:style-name="P46">Encadrer un nombre décimal, c’est <text:span text:style-name="T79">déterminer</text:span> une valeur inférieur et une valeur supérieure à ce nombre.</text:p>
      <text:p text:style-name="P46"/>
      <text:p text:style-name="P47"><text:span text:style-name="T2">Exemple </text:span>: <text:span text:style-name="T77">Donner un encadrement de <text:s/>16,7 </text:span></text:p>
      <text:p text:style-name="P46"/>
      <text:p text:style-name="P46"/>
      <text:p text:style-name="P56">4) Intercaler <text:s/>un nombre</text:p>
      <text:p text:style-name="P46">Intercaler <text:s/>un nombre entre deux nombres donnés, c’est trouver un nombre compris entre ces deux nombres.</text:p>
      <text:p text:style-name="P46">On peut toujours intercaler un nombre décimal entre deux nombres décimaux .</text:p>
      <text:p text:style-name="P46"/>
      <text:p text:style-name="P46"><text:span text:style-name="T2">Exemple </text:span>:</text:p>
      <text:p text:style-name="P31"/>
      <text:p text:style-name="P9"><text:span text:style-name="T39">.</text:span><text:span text:style-name="T37"> </text:span>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0:01:29.040606000</meta:creation-date>
    <dc:date>2017-09-30T20:00:39.444704000</dc:date>
    <meta:editing-duration>PT1H15M58S</meta:editing-duration>
    <meta:editing-cycles>35</meta:editing-cycles>
    <meta:generator>LibreOffice/5.1.5.2$MacOSX_X86_64 LibreOffice_project/7a864d8825610a8c07cfc3bc01dd4fce6a9447e5</meta:generator>
    <meta:document-statistic meta:table-count="8" meta:image-count="0" meta:object-count="0" meta:page-count="6" meta:paragraph-count="99" meta:word-count="894" meta:character-count="5607" meta:non-whitespace-character-count="4056"/>
  </office:meta>
</office:document-meta>
</file>